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46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Master2-Layout1-cust-Custom-Layout-notes">
      <style:graphic-properties draw:fill-color="#ffffff" fo:min-height="13.364cm"/>
    </style:style>
    <style:style style:name="pr2" style:family="presentation" style:parent-style-name="Master1-Layout1-cust-Standard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Standard-Slide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1-cust-Standard-Slide-outline1" style:list-style-name="L2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1-cust-Standard-Slide-notes">
      <style:graphic-properties draw:fill-color="#ffffff" fo:min-height="11.43cm"/>
    </style:style>
    <style:style style:name="pr6" style:family="presentation" style:parent-style-name="Master1-Layout1-cust-Standard-Slide-outline1" style:list-style-name="L2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3" style:family="paragraph">
      <style:paragraph-properties fo:margin-left="0.953cm" fo:margin-right="0cm" fo:margin-top="0cm" fo:margin-bottom="0.141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6.443cm" fo:margin-right="0cm" fo:margin-top="0cm" fo:margin-bottom="0cm" fo:line-height="100%" fo:text-align="end" fo:text-indent="-6.443cm" style:punctuation-wrap="hanging" style:writing-mode="lr-tb">
        <style:tab-stops/>
      </style:paragraph-properties>
    </style:style>
    <style:style style:name="P5" style:family="paragraph">
      <style:paragraph-properties fo:margin-left="7.417cm" fo:margin-right="0cm" fo:margin-top="0cm" fo:margin-bottom="0cm" fo:line-height="100%" fo:text-align="end" fo:text-indent="-0.946cm" style:punctuation-wrap="hanging" style:writing-mode="lr-tb" style:font-independent-line-spacing="true">
        <style:tab-stops/>
      </style:paragraph-properties>
      <style:text-properties fo:font-family="Arial" style:font-family-generic="swiss" style:font-pitch="variable"/>
    </style:style>
    <style:style style:name="T1" style:family="text">
      <style:text-properties fo:color="#7f7f7f" style:text-line-through-style="none" style:text-position="0% 100%" fo:font-family="Arial" style:font-family-generic="swiss" style:font-pitch="variable" fo:font-size="8pt" fo:letter-spacing="normal" fo:language="en" fo:country="AU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'Roboto Slab'" style:font-pitch-asian="variable" style:font-size-asian="8pt" style:font-style-asian="normal" style:font-weight-asian="normal" style:font-family-complex="Ebrima" style:font-pitch-complex="variable" style:font-size-complex="8pt" style:font-style-complex="normal" style:font-weight-complex="normal"/>
    </style:style>
    <style:style style:name="T2" style:family="text">
      <style:text-properties fo:color="#dddddd" style:text-line-through-style="none" style:text-position="0% 100%" fo:font-family="Arial" style:font-family-generic="swiss" style:font-pitch="variable" fo:font-size="34pt" fo:letter-spacing="normal" fo:language="en" fo:country="AU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Roboto" style:font-pitch-asian="variable" style:font-size-asian="34pt" style:font-style-asian="normal" style:font-weight-asian="normal" style:font-family-complex="Ebrima" style:font-pitch-complex="variable" style:font-size-complex="34pt" style:font-style-complex="normal" style:font-weight-complex="normal"/>
    </style:style>
    <style:style style:name="T3" style:family="text">
      <style:text-properties fo:color="#7f7f7f" style:text-line-through-style="none" style:text-position="0% 100%" fo:font-family="Arial" style:font-family-generic="swiss" style:font-pitch="variable" fo:font-size="8pt" fo:letter-spacing="normal" fo:language="en" fo:country="AU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Roboto" style:font-pitch-asian="variable" style:font-size-asian="8pt" style:font-style-asian="normal" style:font-weight-asian="normal" style:font-family-complex="Ebrima" style:font-pitch-complex="variable" style:font-size-complex="8pt" style:font-style-complex="normal" style:font-weight-complex="normal"/>
    </style:style>
    <style:style style:name="T4" style:family="text">
      <style:text-properties fo:color="#dddddd" style:text-line-through-style="none" style:text-position="0% 100%" fo:font-family="Arial" style:font-family-generic="swiss" style:font-pitch="variable" fo:font-size="34pt" fo:letter-spacing="normal" fo:language="en" fo:country="AU" fo:font-style="italic" fo:text-shadow="1pt 1pt" style:text-underline-style="none" fo:font-weight="normal" style:text-underline-mode="continuous" style:text-overline-mode="continuous" style:text-line-through-mode="continuous" style:letter-kerning="false" style:font-family-asian="Roboto" style:font-pitch-asian="variable" style:font-size-asian="34pt" style:font-style-asian="italic" style:font-weight-asian="normal" style:font-family-complex="Ebrima" style:font-pitch-complex="variable" style:font-size-complex="3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cust-Custom-Layout" presentation:presentation-page-layout-name="AL1T0" xml:id="id1" draw:id="id1"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1-cust-Standard-Slide" presentation:presentation-page-layout-name="AL2T13" xml:id="id2" draw:id="id2">
        <draw:frame draw:name="Title 1" presentation:style-name="pr2" draw:text-style-name="P2" draw:layer="layout" svg:width="21.59cm" svg:height="1.98cm" svg:x="0.299cm" svg:y="0.303cm" presentation:class="title">
          <draw:text-box>
            <text:p text:style-name="P1"><text:span text:style-name="T1">title</text:span></text:p>
          </draw:text-box>
        </draw:frame>
        <draw:frame draw:name="Content Placeholder 2" presentation:style-name="pr3" draw:text-style-name="P2" draw:layer="layout" svg:width="24.803cm" svg:height="9.181cm" svg:x="0.299cm" svg:y="2.103cm" presentation:class="outline">
          <draw:text-box>
            <text:list text:style-name="L2">
              <text:list-item>
                <text:p text:style-name="P3"><text:span text:style-name="T2">contents</text:span></text:p>
              </text:list-item>
            </text:list>
          </draw:text-box>
        </draw:frame>
        <draw:frame draw:name="Text Placeholder 3" presentation:style-name="pr4" draw:text-style-name="P5" draw:layer="layout" svg:width="10.002cm" svg:height="2.069cm" svg:x="15.3cm" svg:y="12.004cm" presentation:class="outline" presentation:user-transformed="true">
          <draw:text-box>
            <text:list text:style-name="L2">
              <text:list-item>
                <text:p text:style-name="P4"><text:span text:style-name="T3">credit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3cm" svg:height="9.525cm" svg:x="1.058cm" svg:y="1.905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3" draw:master-page-name="Master1-Layout1-cust-Standard-Slide" presentation:presentation-page-layout-name="AL2T13" xml:id="id3" draw:id="id3">
        <draw:frame draw:name="Title 1" presentation:style-name="pr2" draw:text-style-name="P2" draw:layer="layout" svg:width="21.59cm" svg:height="1.98cm" svg:x="0.299cm" svg:y="0.303cm" presentation:class="title">
          <draw:text-box>
            <text:p text:style-name="P1"><text:span text:style-name="T1">title</text:span></text:p>
          </draw:text-box>
        </draw:frame>
        <draw:frame draw:name="Content Placeholder 2" presentation:style-name="pr3" draw:text-style-name="P2" draw:layer="layout" svg:width="24.803cm" svg:height="9.181cm" svg:x="0.299cm" svg:y="2.103cm" presentation:class="outline">
          <draw:text-box>
            <text:list text:style-name="L2">
              <text:list-item>
                <text:p text:style-name="P3"><text:span text:style-name="T4">contents</text:span></text:p>
              </text:list-item>
            </text:list>
          </draw:text-box>
        </draw:frame>
        <draw:frame draw:name="Text Placeholder 3" presentation:style-name="pr6" draw:text-style-name="P5" draw:layer="layout" svg:width="10.002cm" svg:height="2.069cm" svg:x="15.3cm" svg:y="12.005cm" presentation:class="outline" presentation:user-transformed="true">
          <draw:text-box>
            <text:list text:style-name="L2">
              <text:list-item>
                <text:p text:style-name="P4"><text:span text:style-name="T3">credit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3cm" svg:height="9.525cm" svg:x="1.058cm" svg:y="1.905cm" draw:page-number="3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16x10-blue-background" style:family="presentation">
      <style:graphic-properties draw:stroke="none" draw:fill="solid" draw:fill-color="#ffffff"/>
      <style:text-properties style:letter-kerning="true"/>
    </style:style>
    <style:style style:name="Master1-16x10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6x10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6x10-blue-outline1" style:family="presentation">
      <style:graphic-properties draw:stroke="none" draw:fill="none">
        <text:list-style style:name="Master1-16x10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6x10-blue-outline2" style:family="presentation" style:parent-style-name="Master1-16x10-blue-outline1">
      <style:paragraph-properties fo:margin-top="0cm" fo:margin-bottom="0.4cm"/>
      <style:text-properties fo:font-size="28pt" style:font-size-asian="28pt" style:font-size-complex="28pt"/>
    </style:style>
    <style:style style:name="Master1-16x10-blue-outline3" style:family="presentation" style:parent-style-name="Master1-16x10-blue-outline2">
      <style:paragraph-properties fo:margin-top="0cm" fo:margin-bottom="0.3cm"/>
      <style:text-properties fo:font-size="24pt" style:font-size-asian="24pt" style:font-size-complex="24pt"/>
    </style:style>
    <style:style style:name="Master1-16x10-blue-outline4" style:family="presentation" style:parent-style-name="Master1-16x10-blue-outline3">
      <style:paragraph-properties fo:margin-top="0cm" fo:margin-bottom="0.2cm"/>
      <style:text-properties fo:font-size="20pt" style:font-size-asian="20pt" style:font-size-complex="20pt"/>
    </style:style>
    <style:style style:name="Master1-16x10-blue-outline5" style:family="presentation" style:parent-style-name="Master1-16x10-blue-outline4">
      <style:paragraph-properties fo:margin-top="0cm" fo:margin-bottom="0.1cm"/>
      <style:text-properties fo:font-size="20pt" style:font-size-asian="20pt" style:font-size-complex="20pt"/>
    </style:style>
    <style:style style:name="Master1-16x10-blue-outline6" style:family="presentation" style:parent-style-name="Master1-16x10-blue-outline5">
      <style:paragraph-properties fo:margin-top="0cm" fo:margin-bottom="0.1cm"/>
      <style:text-properties fo:font-size="20pt" style:font-size-asian="20pt" style:font-size-complex="20pt"/>
    </style:style>
    <style:style style:name="Master1-16x10-blue-outline7" style:family="presentation" style:parent-style-name="Master1-16x10-blue-outline6">
      <style:paragraph-properties fo:margin-top="0cm" fo:margin-bottom="0.1cm"/>
      <style:text-properties fo:font-size="20pt" style:font-size-asian="20pt" style:font-size-complex="20pt"/>
    </style:style>
    <style:style style:name="Master1-16x10-blue-outline8" style:family="presentation" style:parent-style-name="Master1-16x10-blue-outline7">
      <style:paragraph-properties fo:margin-top="0cm" fo:margin-bottom="0.1cm"/>
      <style:text-properties fo:font-size="20pt" style:font-size-asian="20pt" style:font-size-complex="20pt"/>
    </style:style>
    <style:style style:name="Master1-16x10-blue-outline9" style:family="presentation" style:parent-style-name="Master1-16x10-blue-outline8">
      <style:paragraph-properties fo:margin-top="0cm" fo:margin-bottom="0.1cm"/>
      <style:text-properties fo:font-size="20pt" style:font-size-asian="20pt" style:font-size-complex="20pt"/>
    </style:style>
    <style:style style:name="Master1-16x10-blue-subtitle" style:family="presentation">
      <style:graphic-properties draw:stroke="none" draw:fill="none" draw:textarea-vertical-align="middle">
        <text:list-style style:name="Master1-16x10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6x10-blue-title" style:family="presentation">
      <style:graphic-properties draw:stroke="none" draw:fill="none" draw:textarea-vertical-align="middle">
        <text:list-style style:name="Master1-16x10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tandard-Slide-background" style:family="presentation">
      <style:graphic-properties draw:stroke="none" draw:fill="solid" draw:fill-color="#ffffff"/>
      <style:text-properties style:letter-kerning="true"/>
    </style:style>
    <style:style style:name="Master1-Layout1-cust-Standard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tandard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tandard-Slide-outline1" style:family="presentation">
      <style:graphic-properties draw:stroke="none" draw:fill="none">
        <text:list-style style:name="Master1-Layout1-cust-Standard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tandard-Slide-outline2" style:family="presentation" style:parent-style-name="Master1-Layout1-cust-Standard-Slide-outline1">
      <style:paragraph-properties fo:margin-top="0cm" fo:margin-bottom="0.4cm"/>
      <style:text-properties fo:font-size="28pt" style:font-size-asian="28pt" style:font-size-complex="28pt"/>
    </style:style>
    <style:style style:name="Master1-Layout1-cust-Standard-Slide-outline3" style:family="presentation" style:parent-style-name="Master1-Layout1-cust-Standard-Slide-outline2">
      <style:paragraph-properties fo:margin-top="0cm" fo:margin-bottom="0.3cm"/>
      <style:text-properties fo:font-size="24pt" style:font-size-asian="24pt" style:font-size-complex="24pt"/>
    </style:style>
    <style:style style:name="Master1-Layout1-cust-Standard-Slide-outline4" style:family="presentation" style:parent-style-name="Master1-Layout1-cust-Standard-Slide-outline3">
      <style:paragraph-properties fo:margin-top="0cm" fo:margin-bottom="0.2cm"/>
      <style:text-properties fo:font-size="20pt" style:font-size-asian="20pt" style:font-size-complex="20pt"/>
    </style:style>
    <style:style style:name="Master1-Layout1-cust-Standard-Slide-outline5" style:family="presentation" style:parent-style-name="Master1-Layout1-cust-Standard-Slide-outline4">
      <style:paragraph-properties fo:margin-top="0cm" fo:margin-bottom="0.1cm"/>
      <style:text-properties fo:font-size="20pt" style:font-size-asian="20pt" style:font-size-complex="20pt"/>
    </style:style>
    <style:style style:name="Master1-Layout1-cust-Standard-Slide-outline6" style:family="presentation" style:parent-style-name="Master1-Layout1-cust-Standard-Slide-outline5">
      <style:paragraph-properties fo:margin-top="0cm" fo:margin-bottom="0.1cm"/>
      <style:text-properties fo:font-size="20pt" style:font-size-asian="20pt" style:font-size-complex="20pt"/>
    </style:style>
    <style:style style:name="Master1-Layout1-cust-Standard-Slide-outline7" style:family="presentation" style:parent-style-name="Master1-Layout1-cust-Standard-Slide-outline6">
      <style:paragraph-properties fo:margin-top="0cm" fo:margin-bottom="0.1cm"/>
      <style:text-properties fo:font-size="20pt" style:font-size-asian="20pt" style:font-size-complex="20pt"/>
    </style:style>
    <style:style style:name="Master1-Layout1-cust-Standard-Slide-outline8" style:family="presentation" style:parent-style-name="Master1-Layout1-cust-Standard-Slide-outline7">
      <style:paragraph-properties fo:margin-top="0cm" fo:margin-bottom="0.1cm"/>
      <style:text-properties fo:font-size="20pt" style:font-size-asian="20pt" style:font-size-complex="20pt"/>
    </style:style>
    <style:style style:name="Master1-Layout1-cust-Standard-Slide-outline9" style:family="presentation" style:parent-style-name="Master1-Layout1-cust-Standard-Slide-outline8">
      <style:paragraph-properties fo:margin-top="0cm" fo:margin-bottom="0.1cm"/>
      <style:text-properties fo:font-size="20pt" style:font-size-asian="20pt" style:font-size-complex="20pt"/>
    </style:style>
    <style:style style:name="Master1-Layout1-cust-Standard-Slide-subtitle" style:family="presentation">
      <style:graphic-properties draw:stroke="none" draw:fill="none" draw:textarea-vertical-align="middle">
        <text:list-style style:name="Master1-Layout1-cust-Standard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tandard-Slide-title" style:family="presentation">
      <style:graphic-properties draw:stroke="none" draw:fill="none" draw:textarea-vertical-align="middle">
        <text:list-style style:name="Master1-Layout1-cust-Standard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ank-background" style:family="presentation">
      <style:graphic-properties draw:stroke="none" draw:fill="solid" draw:fill-color="#ffffff"/>
      <style:text-properties style:letter-kerning="true"/>
    </style:style>
    <style:style style:name="Master2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ank-outline1" style:family="presentation">
      <style:graphic-properties draw:stroke="none" draw:fill="none">
        <text:list-style style:name="Master2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ank-outline2" style:family="presentation" style:parent-style-name="Master2-Blank-outline1">
      <style:paragraph-properties fo:margin-top="0cm" fo:margin-bottom="0.4cm"/>
      <style:text-properties fo:font-size="28pt" style:font-size-asian="28pt" style:font-size-complex="28pt"/>
    </style:style>
    <style:style style:name="Master2-Blank-outline3" style:family="presentation" style:parent-style-name="Master2-Blank-outline2">
      <style:paragraph-properties fo:margin-top="0cm" fo:margin-bottom="0.3cm"/>
      <style:text-properties fo:font-size="24pt" style:font-size-asian="24pt" style:font-size-complex="24pt"/>
    </style:style>
    <style:style style:name="Master2-Blank-outline4" style:family="presentation" style:parent-style-name="Master2-Blank-outline3">
      <style:paragraph-properties fo:margin-top="0cm" fo:margin-bottom="0.2cm"/>
      <style:text-properties fo:font-size="20pt" style:font-size-asian="20pt" style:font-size-complex="20pt"/>
    </style:style>
    <style:style style:name="Master2-Blank-outline5" style:family="presentation" style:parent-style-name="Master2-Blank-outline4">
      <style:paragraph-properties fo:margin-top="0cm" fo:margin-bottom="0.1cm"/>
      <style:text-properties fo:font-size="20pt" style:font-size-asian="20pt" style:font-size-complex="20pt"/>
    </style:style>
    <style:style style:name="Master2-Blank-outline6" style:family="presentation" style:parent-style-name="Master2-Blank-outline5">
      <style:paragraph-properties fo:margin-top="0cm" fo:margin-bottom="0.1cm"/>
      <style:text-properties fo:font-size="20pt" style:font-size-asian="20pt" style:font-size-complex="20pt"/>
    </style:style>
    <style:style style:name="Master2-Blank-outline7" style:family="presentation" style:parent-style-name="Master2-Blank-outline6">
      <style:paragraph-properties fo:margin-top="0cm" fo:margin-bottom="0.1cm"/>
      <style:text-properties fo:font-size="20pt" style:font-size-asian="20pt" style:font-size-complex="20pt"/>
    </style:style>
    <style:style style:name="Master2-Blank-outline8" style:family="presentation" style:parent-style-name="Master2-Blank-outline7">
      <style:paragraph-properties fo:margin-top="0cm" fo:margin-bottom="0.1cm"/>
      <style:text-properties fo:font-size="20pt" style:font-size-asian="20pt" style:font-size-complex="20pt"/>
    </style:style>
    <style:style style:name="Master2-Blank-outline9" style:family="presentation" style:parent-style-name="Master2-Blank-outline8">
      <style:paragraph-properties fo:margin-top="0cm" fo:margin-bottom="0.1cm"/>
      <style:text-properties fo:font-size="20pt" style:font-size-asian="20pt" style:font-size-complex="20pt"/>
    </style:style>
    <style:style style:name="Master2-Blank-subtitle" style:family="presentation">
      <style:graphic-properties draw:stroke="none" draw:fill="none" draw:textarea-vertical-align="middle">
        <text:list-style style:name="Master2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ank-title" style:family="presentation">
      <style:graphic-properties draw:stroke="none" draw:fill="none" draw:textarea-vertical-align="middle">
        <text:list-style style:name="Master2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Custom-Layout-background" style:family="presentation">
      <style:graphic-properties draw:stroke="none" draw:fill="solid" draw:fill-color="#ffffff"/>
      <style:text-properties style:letter-kerning="true"/>
    </style:style>
    <style:style style:name="Master2-Layout1-cust-Custom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Custom-Layou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Custom-Layout-outline1" style:family="presentation">
      <style:graphic-properties draw:stroke="none" draw:fill="none">
        <text:list-style style:name="Master2-Layout1-cust-Custom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Custom-Layout-outline2" style:family="presentation" style:parent-style-name="Master2-Layout1-cust-Custom-Layout-outline1">
      <style:paragraph-properties fo:margin-top="0cm" fo:margin-bottom="0.4cm"/>
      <style:text-properties fo:font-size="28pt" style:font-size-asian="28pt" style:font-size-complex="28pt"/>
    </style:style>
    <style:style style:name="Master2-Layout1-cust-Custom-Layout-outline3" style:family="presentation" style:parent-style-name="Master2-Layout1-cust-Custom-Layout-outline2">
      <style:paragraph-properties fo:margin-top="0cm" fo:margin-bottom="0.3cm"/>
      <style:text-properties fo:font-size="24pt" style:font-size-asian="24pt" style:font-size-complex="24pt"/>
    </style:style>
    <style:style style:name="Master2-Layout1-cust-Custom-Layout-outline4" style:family="presentation" style:parent-style-name="Master2-Layout1-cust-Custom-Layout-outline3">
      <style:paragraph-properties fo:margin-top="0cm" fo:margin-bottom="0.2cm"/>
      <style:text-properties fo:font-size="20pt" style:font-size-asian="20pt" style:font-size-complex="20pt"/>
    </style:style>
    <style:style style:name="Master2-Layout1-cust-Custom-Layout-outline5" style:family="presentation" style:parent-style-name="Master2-Layout1-cust-Custom-Layout-outline4">
      <style:paragraph-properties fo:margin-top="0cm" fo:margin-bottom="0.1cm"/>
      <style:text-properties fo:font-size="20pt" style:font-size-asian="20pt" style:font-size-complex="20pt"/>
    </style:style>
    <style:style style:name="Master2-Layout1-cust-Custom-Layout-outline6" style:family="presentation" style:parent-style-name="Master2-Layout1-cust-Custom-Layout-outline5">
      <style:paragraph-properties fo:margin-top="0cm" fo:margin-bottom="0.1cm"/>
      <style:text-properties fo:font-size="20pt" style:font-size-asian="20pt" style:font-size-complex="20pt"/>
    </style:style>
    <style:style style:name="Master2-Layout1-cust-Custom-Layout-outline7" style:family="presentation" style:parent-style-name="Master2-Layout1-cust-Custom-Layout-outline6">
      <style:paragraph-properties fo:margin-top="0cm" fo:margin-bottom="0.1cm"/>
      <style:text-properties fo:font-size="20pt" style:font-size-asian="20pt" style:font-size-complex="20pt"/>
    </style:style>
    <style:style style:name="Master2-Layout1-cust-Custom-Layout-outline8" style:family="presentation" style:parent-style-name="Master2-Layout1-cust-Custom-Layout-outline7">
      <style:paragraph-properties fo:margin-top="0cm" fo:margin-bottom="0.1cm"/>
      <style:text-properties fo:font-size="20pt" style:font-size-asian="20pt" style:font-size-complex="20pt"/>
    </style:style>
    <style:style style:name="Master2-Layout1-cust-Custom-Layout-outline9" style:family="presentation" style:parent-style-name="Master2-Layout1-cust-Custom-Layout-outline8">
      <style:paragraph-properties fo:margin-top="0cm" fo:margin-bottom="0.1cm"/>
      <style:text-properties fo:font-size="20pt" style:font-size-asian="20pt" style:font-size-complex="20pt"/>
    </style:style>
    <style:style style:name="Master2-Layout1-cust-Custom-Layout-subtitle" style:family="presentation">
      <style:graphic-properties draw:stroke="none" draw:fill="none" draw:textarea-vertical-align="middle">
        <text:list-style style:name="Master2-Layout1-cust-Custom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Custom-Layout-title" style:family="presentation">
      <style:graphic-properties draw:stroke="none" draw:fill="none" draw:textarea-vertical-align="middle">
        <text:list-style style:name="Master2-Layout1-cust-Custom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Mpr1" style:family="presentation" style:parent-style-name="Master1-16x10-blu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16x10-blu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16x10-blu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yout1-cust-Standard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cust-Standard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Standard-Slid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Standard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Standard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Standard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2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2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2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2-Layout1-cust-Custom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2-Layout1-cust-Custom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2-Layout1-cust-Custom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6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8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.953cm" fo:margin-right="0cm" fo:margin-top="0cm" fo:margin-bottom="0.141cm" fo:line-height="100%" fo:text-align="center" fo:text-indent="-0.953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071cm" fo:margin-bottom="0cm" fo:line-height="100%" fo:text-align="end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7f7f7f" style:text-line-through-style="none" style:text-position="0% 100%" fo:font-family="'Roboto Slab'" style:font-pitch="variable" fo:font-size="1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'Roboto Slab'" style:font-pitch-asian="variable" style:font-size-asian="12pt" style:font-style-asian="normal" style:font-weight-asian="normal" style:font-family-complex="Ebrima" style:font-pitch-complex="variable" style:font-size-complex="12pt" style:font-style-complex="normal" style:font-weight-complex="normal"/>
    </style:style>
    <style:style style:name="MT4" style:family="text">
      <style:text-properties fo:color="#dddddd" style:text-line-through-style="none" style:text-position="0% 100%" fo:font-family="Roboto" style:font-pitch="variable" fo:font-size="3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Roboto" style:font-pitch-asian="variable" style:font-size-asian="34pt" style:font-style-asian="normal" style:font-weight-asian="normal" style:font-family-complex="Ebrima" style:font-pitch-complex="variable" style:font-size-complex="34pt" style:font-style-complex="normal" style:font-weight-complex="normal"/>
    </style:style>
    <style:style style:name="MT5" style:family="text">
      <style:text-properties fo:color="#7f7f7f" style:text-line-through-style="none" style:text-position="0% 100%" fo:font-family="Roboto" style:font-pitch="variable" fo:font-size="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Roboto" style:font-pitch-asian="variable" style:font-size-asian="8pt" style:font-style-asian="normal" style:font-weight-asian="normal" style:font-family-complex="Ebrima" style:font-pitch-complex="variable" style:font-size-complex="8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'Times New Roman'" style:font-family-generic="roman" style:font-pitch="variable" fo:font-size="2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318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1.588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2.858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128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5.398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6.668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7.938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208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16x10-blue" style:page-layout-name="PM1" draw:style-name="Mdp1">
      <presentation:notes style:page-layout-name="PM2">
        <draw:frame draw:name="Rectangle 2" presentation:style-name="Mpr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16x10-blue-title" draw:layer="backgroundobjects" svg:width="16.933cm" svg:height="9.525cm" svg:x="1.058cm" svg:y="1.905cm" presentation:class="page"/>
        <draw:frame draw:name="Rectangle 5" presentation:style-name="Mpr2" draw:text-style-name="MP3" draw:layer="backgroundobjects" svg:width="15.24cm" svg:height="11.43cm" svg:x="1.905cm" svg:y="12.065cm" presentation:class="notes">
          <draw:text-box>
            <text:p text:style-name="MP4"><text:span text:style-name="MT2">Click to edit Master text styles</text:span></text:p>
            <text:list text:style-name="ML3">
              <text:list-item>
                <text:list>
                  <text:list-item>
                    <text:p text:style-name="MP5"><text:span text:style-name="MT2">Second level</text:span></text:p>
                    <text:list>
                      <text:list-item>
                        <text:p text:style-name="MP6"><text:span text:style-name="MT2">Third level</text:span></text:p>
                        <text:list>
                          <text:list-item>
                            <text:p text:style-name="MP7"><text:span text:style-name="MT2">Fourth level</text:span></text:p>
                            <text:list>
                              <text:list-item>
                                <text:p text:style-name="MP8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" draw:text-style-name="MP3" draw:layer="backgroundobjects" svg:width="8.255cm" svg:height="1.27cm" svg:x="10.791cm" svg:y="24.126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Master1-Layout1-cust-Standard-Slide" style:page-layout-name="PM1" draw:style-name="Mdp1">
      <draw:frame draw:name="Title 1" presentation:style-name="Mpr4" draw:text-style-name="MP3" draw:layer="backgroundobjects" svg:width="21.59cm" svg:height="1.98cm" svg:x="0.299cm" svg:y="0.303cm" presentation:class="titl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5" draw:text-style-name="MP3" draw:layer="backgroundobjects" svg:width="24.803cm" svg:height="9.181cm" svg:x="0.299cm" svg:y="2.103cm" presentation:class="title">
        <draw:text-box>
          <text:p text:style-name="MP11"><text:span text:style-name="MT4">Click to edit Master text styles</text:span></text:p>
        </draw:text-box>
      </draw:frame>
      <draw:frame draw:name="Text Placeholder 4" presentation:style-name="Mpr6" draw:text-style-name="MP3" draw:layer="backgroundobjects" svg:width="10.002cm" svg:height="2.069cm" svg:x="15.1cm" svg:y="12.004cm" presentation:class="outlin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</draw:text-box>
      </draw:frame>
      <presentation:notes style:page-layout-name="PM2">
        <draw:frame draw:name="Rectangle 2" presentation:style-name="Mpr7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cust-Standard-Slide-title" draw:layer="backgroundobjects" svg:width="16.933cm" svg:height="9.525cm" svg:x="1.058cm" svg:y="1.905cm" presentation:class="page"/>
        <draw:frame draw:name="Rectangle 5" presentation:style-name="Mpr8" draw:text-style-name="MP3" draw:layer="backgroundobjects" svg:width="15.24cm" svg:height="11.43cm" svg:x="1.905cm" svg:y="12.065cm" presentation:class="notes">
          <draw:text-box>
            <text:p text:style-name="MP4"><text:span text:style-name="MT2">Click to edit Master text styles</text:span></text:p>
            <text:list text:style-name="ML3">
              <text:list-item>
                <text:list>
                  <text:list-item>
                    <text:p text:style-name="MP5"><text:span text:style-name="MT2">Second level</text:span></text:p>
                    <text:list>
                      <text:list-item>
                        <text:p text:style-name="MP6"><text:span text:style-name="MT2">Third level</text:span></text:p>
                        <text:list>
                          <text:list-item>
                            <text:p text:style-name="MP7"><text:span text:style-name="MT2">Fourth level</text:span></text:p>
                            <text:list>
                              <text:list-item>
                                <text:p text:style-name="MP8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" draw:text-style-name="MP3" draw:layer="backgroundobjects" svg:width="8.255cm" svg:height="1.27cm" svg:x="10.791cm" svg:y="24.126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Master2-Blank" style:page-layout-name="PM1" draw:style-name="Mdp1">
      <presentation:notes style:page-layout-name="PM2">
        <draw:frame draw:name="Rectangle 2" presentation:style-name="Mpr1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Blank-title" draw:layer="backgroundobjects" svg:width="16.933cm" svg:height="9.525cm" svg:x="1.058cm" svg:y="1.905cm" presentation:class="page"/>
        <draw:frame draw:name="Rectangle 5" presentation:style-name="Mpr11" draw:text-style-name="MP3" draw:layer="backgroundobjects" svg:width="15.24cm" svg:height="11.43cm" svg:x="1.905cm" svg:y="12.065cm" presentation:class="notes">
          <draw:text-box>
            <text:p text:style-name="MP4"><text:span text:style-name="MT2">Click to edit Master text styles</text:span></text:p>
            <text:list text:style-name="ML3">
              <text:list-item>
                <text:list>
                  <text:list-item>
                    <text:p text:style-name="MP5"><text:span text:style-name="MT2">Second level</text:span></text:p>
                    <text:list>
                      <text:list-item>
                        <text:p text:style-name="MP6"><text:span text:style-name="MT2">Third level</text:span></text:p>
                        <text:list>
                          <text:list-item>
                            <text:p text:style-name="MP7"><text:span text:style-name="MT2">Fourth level</text:span></text:p>
                            <text:list>
                              <text:list-item>
                                <text:p text:style-name="MP8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2" draw:text-style-name="MP3" draw:layer="backgroundobjects" svg:width="8.255cm" svg:height="1.27cm" svg:x="10.791cm" svg:y="24.126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Master2-Layout1-cust-Custom-Layout" style:page-layout-name="PM1" draw:style-name="Mdp1">
      <draw:frame draw:name="TextBox 1" draw:style-name="Mgr3" draw:text-style-name="MP3" draw:layer="backgroundobjects" svg:width="0.6cm" svg:height="1.282cm" svg:x="24.701cm" svg:y="13.133cm">
        <draw:text-box>
          <text:p text:style-name="MP10"><text:span text:style-name="MT6">.</text:span></text:p>
        </draw:text-box>
      </draw:frame>
      <draw:frame presentation:style-name="Master2-Layout1-cust-Custom-Layout-title" draw:layer="backgroundobjects" svg:width="22.859cm" svg:height="2.384cm" svg:x="1.27cm" svg:y="0.57cm" presentation:class="title" presentation:placeholder="true">
        <draw:text-box/>
      </draw:frame>
      <draw:frame presentation:style-name="Master2-Layout1-cust-Custom-Layout-outline1" draw:layer="backgroundobjects" svg:width="22.859cm" svg:height="9.428cm" svg:x="1.27cm" svg:y="3.343cm" presentation:class="outline" presentation:placeholder="true">
        <draw:text-box/>
      </draw:frame>
      <presentation:notes style:page-layout-name="PM2"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Layout1-cust-Custom-Layout-title" draw:layer="backgroundobjects" svg:width="16.933cm" svg:height="9.525cm" svg:x="1.058cm" svg:y="1.905cm" presentation:class="page"/>
        <draw:frame draw:name="Rectangle 5" presentation:style-name="Mpr14" draw:text-style-name="MP3" draw:layer="backgroundobjects" svg:width="15.24cm" svg:height="11.43cm" svg:x="1.905cm" svg:y="12.065cm" presentation:class="notes">
          <draw:text-box>
            <text:p text:style-name="MP4"><text:span text:style-name="MT2">Click to edit Master text styles</text:span></text:p>
            <text:list text:style-name="ML3">
              <text:list-item>
                <text:list>
                  <text:list-item>
                    <text:p text:style-name="MP5"><text:span text:style-name="MT2">Second level</text:span></text:p>
                    <text:list>
                      <text:list-item>
                        <text:p text:style-name="MP6"><text:span text:style-name="MT2">Third level</text:span></text:p>
                        <text:list>
                          <text:list-item>
                            <text:p text:style-name="MP7"><text:span text:style-name="MT2">Fourth level</text:span></text:p>
                            <text:list>
                              <text:list-item>
                                <text:p text:style-name="MP8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1cm" svg:y="24.126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owerPoint Presentation</dc:title>
    <meta:initial-creator>Liz Ling</meta:initial-creator>
    <meta:creation-date>2018-09-22T00:49:05Z</meta:creation-date>
    <dc:date>2021-07-12T22:45:01.11</dc:date>
    <meta:editing-cycles>25</meta:editing-cycles>
    <meta:editing-duration>PT1H5S</meta:editing-duration>
    <meta:document-statistic meta:object-count="52"/>
  </office:meta>
</office:document-meta>
</file>